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officeooo:paragraph-rsid="000bac43"/>
    </style:style>
    <style:style style:name="P2" style:family="paragraph" style:parent-style-name="normal">
      <style:paragraph-properties fo:line-height="100%" fo:orphans="0" fo:widows="0"/>
      <style:text-properties officeooo:paragraph-rsid="000bac43"/>
    </style:style>
    <style:style style:name="P3" style:family="paragraph" style:parent-style-name="normal">
      <style:paragraph-properties fo:line-height="100%" fo:orphans="0" fo:widows="0"/>
      <style:text-properties officeooo:paragraph-rsid="000bcd5c"/>
    </style:style>
    <style:style style:name="P4" style:family="paragraph" style:parent-style-name="normal">
      <style:paragraph-properties fo:line-height="100%" fo:orphans="0" fo:widows="0"/>
      <style:text-properties officeooo:paragraph-rsid="000ca601"/>
    </style:style>
    <style:style style:name="P5" style:family="paragraph" style:parent-style-name="normal">
      <style:paragraph-properties fo:line-height="100%" fo:orphans="0" fo:widows="0"/>
      <style:text-properties officeooo:paragraph-rsid="000f285e"/>
    </style:style>
    <style:style style:name="P6" style:family="paragraph" style:parent-style-name="normal">
      <style:paragraph-properties fo:line-height="100%" fo:orphans="0" fo:widows="0"/>
      <style:text-properties officeooo:paragraph-rsid="000fcd19"/>
    </style:style>
    <style:style style:name="T1" style:family="text">
      <style:text-properties officeooo:rsid="00073e90"/>
    </style:style>
    <style:style style:name="T2" style:family="text">
      <style:text-properties officeooo:rsid="00085d3b"/>
    </style:style>
    <style:style style:name="T3" style:family="text">
      <style:text-properties officeooo:rsid="00087977"/>
    </style:style>
    <style:style style:name="T4" style:family="text">
      <style:text-properties officeooo:rsid="00093fcd"/>
    </style:style>
    <style:style style:name="T5" style:family="text">
      <style:text-properties officeooo:rsid="000bac43"/>
    </style:style>
    <style:style style:name="T6" style:family="text">
      <style:text-properties officeooo:rsid="000bcd5c"/>
    </style:style>
    <style:style style:name="T7" style:family="text">
      <style:text-properties officeooo:rsid="000ca601"/>
    </style:style>
    <style:style style:name="T8" style:family="text">
      <style:text-properties officeooo:rsid="000ccd65"/>
    </style:style>
    <style:style style:name="T9" style:family="text">
      <style:text-properties officeooo:rsid="000e9fbe"/>
    </style:style>
    <style:style style:name="T10" style:family="text">
      <style:text-properties officeooo:rsid="000f285e"/>
    </style:style>
    <style:style style:name="T11" style:family="text">
      <style:text-properties officeooo:rsid="000fcd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?xml version=”1.1” encoding=”UTF-8” ?&gt;</text:p>
      <text:p text:style-name="P2"><text:s/>&lt;root type="”database”"&gt;</text:p>
      <text:p text:style-name="P2"><text:s text:c="4"/>&lt;usuaris type="”table”"&gt;</text:p>
      <text:p text:style-name="P2"><text:s text:c="3"/>&lt;usuari type="row"&gt;</text:p>
      <text:p text:style-name="P2"><text:s text:c="11"/>&lt;id_usuari&gt;amc1&lt;/id_usuari&gt;</text:p>
      <text:p text:style-name="P2"><text:s text:c="11"/>&lt;DNI&gt; 1235678A&lt;/DNI&gt;</text:p>
      <text:p text:style-name="P2"><text:tab/>&lt;nom&gt;Antonio&lt;/nom&gt;</text:p>
      <text:p text:style-name="P2"><text:tab/>&lt;cognoms&gt;Morales Castro&lt;/cognoms&gt;</text:p>
      <text:p text:style-name="P2"><text:tab/>&lt;telèfon&gt;633000111&lt;/telèfon&gt;</text:p>
      <text:p text:style-name="P2"><text:tab/>&lt;email&gt;antoniomc@hotmail.com&lt;/email&gt;</text:p>
      <text:p text:style-name="P2"><text:tab/>&lt;direcció&gt;calle melón, num 3&lt;/direcció&gt;</text:p>
      <text:p text:style-name="P2"><text:tab/>&lt;codi_postal&gt;98765&lt;/codi_postal&gt;</text:p>
      <text:p text:style-name="P2"><text:tab/>&lt;id_abonament&gt;h3&lt;/id_abonament&gt;</text:p>
      <text:p text:style-name="P2"><text:s text:c="3"/>&lt;/usuari&gt;</text:p>
      <text:p text:style-name="P2"/>
      <text:p text:style-name="P2"><text:s text:c="3"/>&lt;usuari type="row"&gt;</text:p>
      <text:p text:style-name="P2"><text:s text:c="11"/>&lt;id_usuari&gt;mro&lt;/id_usuari&gt;</text:p>
      <text:p text:style-name="P2"><text:s text:c="11"/>&lt;DNI&gt; 47189801B&lt;/DNI&gt;</text:p>
      <text:p text:style-name="P2"><text:tab/> <text:s text:c="3"/>&lt;nom&gt;Mariano&lt;/nom&gt;</text:p>
      <text:p text:style-name="P2"><text:tab/> <text:s text:c="3"/>&lt;cognoms&gt;Rajoy Ortega&lt;/cognoms&gt;</text:p>
      <text:p text:style-name="P2"><text:tab/> <text:s text:c="3"/>&lt;telèfon&gt;666555222&lt;/telèfon&gt;</text:p>
      <text:p text:style-name="P2"><text:tab/>&lt;email&gt;mrajoyreal@gmail.com&lt;/email&gt;</text:p>
      <text:p text:style-name="P2"><text:tab/>&lt;direcció&gt;calle hurto, num 1&lt;/direcció&gt;</text:p>
      <text:p text:style-name="P2"><text:tab/>&lt;codi_postal&gt;98189&lt;/codi_postal&gt;</text:p>
      <text:p text:style-name="P2"><text:tab/>&lt;id_abonament&gt;h5&lt;/id_abonament&gt;</text:p>
      <text:p text:style-name="P2"><text:s text:c="3"/>&lt;/usuari&gt;</text:p>
      <text:p text:style-name="P2"/>
      <text:p text:style-name="P2"><text:s text:c="5"/>&lt;usuari type="row"&gt;</text:p>
      <text:p text:style-name="P2"><text:s text:c="11"/>&lt;id_usuari&gt;afl&lt;/id_usuari&gt;</text:p>
      <text:p text:style-name="P2"><text:s text:c="11"/>&lt;DNI&gt; 53761984A&lt;/DNI&gt;</text:p>
      <text:p text:style-name="P2"><text:tab/>&lt;nom&gt;Andrea&lt;/nom&gt;</text:p>
      <text:p text:style-name="P2"><text:tab/>&lt;cognoms&gt;Fernandez Lopez&lt;/cognoms&gt;</text:p>
      <text:p text:style-name="P2"><text:tab/>&lt;telèfon&gt;649111444&lt;/telèfon&gt;</text:p>
      <text:p text:style-name="P2"><text:tab/>&lt;email&gt;andfelo3@gmail.com&lt;/email&gt;</text:p>
      <text:p text:style-name="P2"><text:tab/>&lt;direcció&gt;calle flor, num 71, 1º2&lt;/direcció&gt;</text:p>
      <text:p text:style-name="P2"><text:tab/>&lt;codi_postal&gt;98376&lt;/codi_postal&gt;</text:p>
      <text:p text:style-name="P2"><text:tab/>&lt;id_abonament&gt;h1&lt;/id_abonament&gt;</text:p>
      <text:p text:style-name="P2"><text:s text:c="5"/>&lt;/usuari&gt;</text:p>
      <text:p text:style-name="P2"><text:s text:c="5"/>&lt;usuari type="row"&gt;</text:p>
      <text:p text:style-name="P2"><text:s text:c="11"/>&lt;id_usuari&gt;mms&lt;/id_usuari&gt;</text:p>
      <text:p text:style-name="P2"><text:s text:c="11"/>&lt;DNI&gt;65782323M &lt;/DNI&gt;</text:p>
      <text:p text:style-name="P2"><text:tab/>&lt;nom&gt;Maria&lt;/nom&gt;</text:p>
      <text:p text:style-name="P2"><text:tab/>&lt;cognoms&gt;Mesa Sierra&lt;/cognoms&gt;</text:p>
      <text:p text:style-name="P2"><text:tab/>&lt;telèfon&gt;639445511&lt;/telèfon&gt;</text:p>
      <text:p text:style-name="P2"><text:tab/>&lt;email&gt;mariams54@hotmail.com&lt;/email&gt;</text:p>
      <text:p text:style-name="P2"><text:tab/>&lt;direcció&gt;plaza rencor, num 69, 3º4&lt;/direcció&gt;</text:p>
      <text:p text:style-name="P2"><text:tab/>&lt;codi_postal&gt;98631&lt;/codi_postal&gt;</text:p>
      <text:p text:style-name="P2"><text:tab/>&lt;id_abonament&gt;h2&lt;/id_abonament&gt;</text:p>
      <text:p text:style-name="P2"><text:s text:c="5"/>&lt;/usuari&gt;</text:p>
      <text:p text:style-name="P2"><text:s text:c="5"/>&lt;usuari type="row"&gt;</text:p>
      <text:p text:style-name="P2"><text:s text:c="11"/>&lt;id_usuari&gt;mpc8&lt;/id_usuari&gt;</text:p>
      <text:p text:style-name="P2"><text:s text:c="12"/>&lt;DNI&gt;34124526P &lt;/DNI&gt;</text:p>
      <text:p text:style-name="P2"><text:soft-page-break/><text:tab/>&lt;nom&gt;Concepción&lt;/nom&gt;</text:p>
      <text:p text:style-name="P2"><text:tab/>&lt;cognoms&gt;Moreno Playa&lt;/cognoms&gt;</text:p>
      <text:p text:style-name="P2"><text:tab/>&lt;telèfon&gt;693366330 &lt;/telèfon&gt;</text:p>
      <text:p text:style-name="P2"><text:tab/>&lt;email&gt;tumorenita19@gmail.com&lt;/email&gt;</text:p>
      <text:p text:style-name="P2"><text:tab/>&lt;direcció&gt;paseo azul, num 89, 4º4&lt;/direcció&gt;</text:p>
      <text:p text:style-name="P2"><text:tab/>&lt;codi_postal&gt;98742&lt;/codi_postal&gt;</text:p>
      <text:p text:style-name="P2"><text:tab/>&lt;id_abonament&gt;h4&lt;/id_abonament&gt;</text:p>
      <text:p text:style-name="P2"><text:s text:c="2"/>&lt;/usuari&gt;</text:p>
      <text:p text:style-name="P2"><text:s/>&lt;/usuaris&gt;</text:p>
      <text:p text:style-name="P2"><text:s/>&lt;abonaments type="table"&gt;</text:p>
      <text:p text:style-name="P2"><text:s text:c="3"/>&lt;abonament type="row"&gt;</text:p>
      <text:p text:style-name="P2"><text:tab/>&lt;id_abonament&gt;A1&lt;/id_abonament&gt;</text:p>
      <text:p text:style-name="P2"><text:tab/>&lt;id_horari&gt;h1&lt;/id_horari&gt;</text:p>
      <text:p text:style-name="P2"><text:tab/>&lt;descripció&gt;Abonament on s’inclouen tots els dies de la setmana amb una franja horària de tarda.&lt;/descripció&gt;</text:p>
      <text:p text:style-name="P2"><text:s text:c="3"/>&lt;/abonament&gt;</text:p>
      <text:p text:style-name="P2"/>
      <text:p text:style-name="P2"><text:s text:c="3"/>&lt;abonament type="row"&gt;</text:p>
      <text:p text:style-name="P2"><text:tab/>&lt;id_abonament&gt;A2&lt;/id_abonament&gt;</text:p>
      <text:p text:style-name="P2"><text:tab/>&lt;id_horari&gt;h2&lt;/id_horari&gt;</text:p>
      <text:p text:style-name="P2"><text:tab/>&lt;descripció&gt;Abonament on s’inclouen tots els dies de la setmana amb una franja horària de tarda.&lt;/descripció&gt;</text:p>
      <text:p text:style-name="P2"><text:s text:c="3"/>&lt;/abonament&gt;</text:p>
      <text:p text:style-name="P2"/>
      <text:p text:style-name="P2"><text:s text:c="3"/>&lt;abonament type="row"&gt;</text:p>
      <text:p text:style-name="P2"><text:tab/>&lt;id_abonament&gt;A3&lt;/id_abonament&gt;</text:p>
      <text:p text:style-name="P2"><text:tab/>&lt;id_horari&gt;h3&lt;/id_horari&gt;</text:p>
      <text:p text:style-name="P2"><text:tab/>&lt;descripció&gt;Abonament on s’inclouen tots els dies de la setmana amb una franja horària de <text:s text:c="2"/>tot el mati i mitja tarda.&lt;/descripció&gt;</text:p>
      <text:p text:style-name="P2"><text:s text:c="3"/>&lt;/abonament&gt;</text:p>
      <text:p text:style-name="P2"/>
      <text:p text:style-name="P2"><text:s text:c="3"/>&lt;abonament type="row"&gt;</text:p>
      <text:p text:style-name="P2"><text:tab/>&lt;id_abonament&gt;A4&lt;/id_abonament&gt;</text:p>
      <text:p text:style-name="P2"><text:tab/>&lt;id_horari&gt;h4&lt;/id_horari&gt;</text:p>
      <text:p text:style-name="P2"><text:tab/>&lt;descripció&gt;Abonament on s’inclouen tots els dies de la setmana amb una franja horària de <text:s text:c="3"/>mig mati i tota la tarda.&lt;/descripció&gt;</text:p>
      <text:p text:style-name="P2"><text:s text:c="2"/>&lt;/abonament&gt;</text:p>
      <text:p text:style-name="P2"><text:s/></text:p>
      <text:p text:style-name="P2"><text:s text:c="3"/>&lt;abonament type="row"&gt;</text:p>
      <text:p text:style-name="P2"><text:tab/>&lt;id_abonament&gt;A5&lt;/id_abonament&gt;</text:p>
      <text:p text:style-name="P2"><text:tab/>&lt;id_horari&gt;h5&lt;/id_horari&gt;</text:p>
      <text:p text:style-name="P2"><text:tab/>&lt;descripció&gt;Abonament complet on s’inclouen tots els dies de la setmana i tota la franja horària disponible.&lt;/descripció&gt;</text:p>
      <text:p text:style-name="P2"><text:s text:c="2"/><text:tab/>&lt;/abonament&gt;</text:p>
      <text:p text:style-name="P2"><text:s text:c="4"/>&lt;/abonaments&gt;</text:p>
      <text:p text:style-name="P2"><text:s text:c="4"/>&lt;horaris type="table"&gt;</text:p>
      <text:p text:style-name="P2"><text:s text:c="11"/>&lt;horari type="row"&gt;</text:p>
      <text:p text:style-name="P2"><text:tab/> &lt;id_horari&gt;h1&lt;/id_horari&gt;</text:p>
      <text:p text:style-name="P2"><text:tab/> &lt;dies_vàlids&gt;Lun - Vie&lt;/dies_vàlids&gt;</text:p>
      <text:p text:style-name="P2"><text:tab/> &lt;hores_vàlides&gt;7h – 14:30h&lt;/hores_vàlides&gt;</text:p>
      <text:p text:style-name="P2"><text:s text:c="11"/>&lt;/horari&gt;</text:p>
      <text:p text:style-name="P2"><text:s text:c="10"/>&lt;horari type="row"&gt;</text:p>
      <text:p text:style-name="P2"><text:soft-page-break/><text:tab/>&lt;id_horari&gt;h2&lt;/id_horari&gt;</text:p>
      <text:p text:style-name="P2"><text:tab/>&lt;dies_vàlids&gt;Lun - Vie&lt;/dies_vàlids&gt;</text:p>
      <text:p text:style-name="P2"><text:tab/>&lt;hores_vàlides&gt;14:30h- 23h&lt;/hores_vàlides&gt;</text:p>
      <text:p text:style-name="P2"><text:s text:c="10"/>&lt;/horari&gt;</text:p>
      <text:p text:style-name="P2"><text:s text:c="10"/>&lt;horari type="row"&gt;</text:p>
      <text:p text:style-name="P2"><text:tab/>&lt;id_horari&gt;h3&lt;/id_horari&gt;</text:p>
      <text:p text:style-name="P2"><text:tab/>&lt;dies_vàlids&gt;Lun - Vie&lt;/dies_vàlids&gt;</text:p>
      <text:p text:style-name="P2"><text:tab/>&lt;hores_vàlides&gt;7h - 18h&lt;/hores_vàlides&gt;</text:p>
      <text:p text:style-name="P2"><text:s text:c="10"/>&lt;/horari&gt;</text:p>
      <text:p text:style-name="P2"><text:s text:c="10"/>&lt;horari type="row"&gt;</text:p>
      <text:p text:style-name="P2"><text:tab/>&lt;id_horari&gt;h4&lt;/id_horari&gt;</text:p>
      <text:p text:style-name="P2"><text:tab/>&lt;dies_vàlids&gt;Lun - Vie&lt;/dies_vàlids&gt;</text:p>
      <text:p text:style-name="P2"><text:tab/>&lt;hores_vàlides&gt;13h - 23h&lt;/hores_vàlides&gt;</text:p>
      <text:p text:style-name="P2"><text:s text:c="10"/>&lt;/horari&gt;</text:p>
      <text:p text:style-name="P2"><text:s text:c="10"/>&lt;horari type="row"&gt;</text:p>
      <text:p text:style-name="P2"><text:tab/>&lt;id_horari&gt;h5&lt;/id_horari&gt;</text:p>
      <text:p text:style-name="P2"><text:tab/>&lt;dies_vàlids&gt;Lun - Vie&lt;/dies_vàlids&gt;</text:p>
      <text:p text:style-name="P2"><text:tab/>&lt;hores_vàlides&gt;7h - 23h&lt;/hores_vàlides&gt;</text:p>
      <text:p text:style-name="P2"><text:s text:c="9"/>&lt;/horari&gt;</text:p>
      <text:p text:style-name="P2"><text:s text:c="7"/>&lt;/horaris&gt;</text:p>
      <text:p text:style-name="P2">&lt;/root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7:49:25.122245368</meta:creation-date>
    <dc:date>2023-10-11T21:06:13.810554936</dc:date>
    <meta:editing-duration>PT1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15" meta:word-count="264" meta:character-count="3725" meta:non-whitespace-character-count="3186"/>
  </office:meta>
</office:document-meta>
</file>